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 Light" svg:font-family="'Ubuntu Light'"/>
    <style:font-face style:name="Ubuntu Mono" svg:font-family="'Ubuntu Mono'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72c63" officeooo:paragraph-rsid="00172c63"/>
    </style:style>
    <style:style style:name="P2" style:family="paragraph" style:parent-style-name="Standard">
      <style:text-properties officeooo:rsid="0018e075" officeooo:paragraph-rsid="00172c63"/>
    </style:style>
    <style:style style:name="P3" style:family="paragraph" style:parent-style-name="Standard">
      <style:text-properties officeooo:rsid="0018e075" officeooo:paragraph-rsid="0018e075"/>
    </style:style>
    <style:style style:name="P4" style:family="paragraph" style:parent-style-name="Standard">
      <style:text-properties officeooo:rsid="00232e53" officeooo:paragraph-rsid="00232e53"/>
    </style:style>
    <style:style style:name="P5" style:family="paragraph" style:parent-style-name="Standard">
      <style:text-properties officeooo:rsid="002598bb" officeooo:paragraph-rsid="002598bb"/>
    </style:style>
    <style:style style:name="P6" style:family="paragraph" style:parent-style-name="Standard" style:list-style-name="L1">
      <style:text-properties officeooo:rsid="0030169d" officeooo:paragraph-rsid="0030169d"/>
    </style:style>
    <style:style style:name="P7" style:family="paragraph" style:parent-style-name="Standard" style:list-style-name="L1">
      <style:paragraph-properties fo:margin-top="0cm" fo:margin-bottom="0.3cm" style:contextual-spacing="false"/>
      <style:text-properties officeooo:rsid="00232e53" officeooo:paragraph-rsid="00232e53"/>
    </style:style>
    <style:style style:name="P8" style:family="paragraph" style:parent-style-name="Standard" style:list-style-name="L1">
      <style:paragraph-properties fo:margin-top="0cm" fo:margin-bottom="0.3cm" style:contextual-spacing="false"/>
      <style:text-properties officeooo:rsid="0024029d" officeooo:paragraph-rsid="0024029d"/>
    </style:style>
    <style:style style:name="T1" style:family="text">
      <style:text-properties officeooo:rsid="003244ff"/>
    </style:style>
    <style:style style:name="fr1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kita Volodin 127196 CS261 Assignment 6</text:p>
      <text:p text:style-name="P1"/>
      <text:p text:style-name="P4">Short overview of hashing methods:</text:p>
      <text:list xml:id="list6951131879305223857" text:style-name="L1">
        <text:list-item>
          <text:p text:style-name="P6">Open Hash Table</text:p>
          <text:list>
            <text:list-item>
              <text:p text:style-name="P7">Linear Open Hash Table<text:line-break/><text:span text:style-name="T1">In this table, data is added in array by its hash value, but if this space is taken, it is searching new spot with step of 1.</text:span></text:p>
            </text:list-item>
            <text:list-item>
              <text:p text:style-name="P8">Double hashing Open Hash Table<text:line-break/><text:span text:style-name="T1">In this table, if spot is taken for current value, it is searching with a step equal the result of the second hash function.</text:span></text:p>
            </text:list-item>
            <text:list-item>
              <text:p text:style-name="P8">Quadratic hashing Open Hash Table<text:line-break/><text:span text:style-name="T1">In this table, if spot is taken, lookup step is increased by 1,3,5,... odd numbers to get next step</text:span></text:p>
            </text:list-item>
          </text:list>
        </text:list-item>
        <text:list-item>
          <text:p text:style-name="P8">Chaining Hash Table<text:line-break/><text:span text:style-name="T1">In this table, if 2 or more items match the same hash, they are added into linked list, created in the current position.</text:span></text:p>
        </text:list-item>
      </text:list>
      <text:p text:style-name="P5">Table comparison of theoretical and empirical results of probing:</text:p>
      <text:p text:style-name="P2"><draw:frame draw:style-name="fr1" draw:name="Object1" text:anchor-type="paragraph" svg:y="0.191cm" svg:width="12.778cm" svg:height="6.673cm" draw:z-index="0"><draw:object xlink:href="../table.ods" xlink:type="simple" xlink:show="embed" xlink:actuate="onLoad"/><draw:image xlink:href="./ObjectReplacements/Object 1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 Light" svg:font-family="'Ubuntu Light'"/>
    <style:font-face style:name="Ubuntu Mono" svg:font-family="'Ubuntu Mono'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Mono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Ubuntu Ligh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Light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Volodin</meta:initial-creator>
    <meta:creation-date>2013-06-05T17:17:05</meta:creation-date>
    <meta:generator>LibreOffice/4.1.2.3$Linux_X86_64 LibreOffice_project/410m0$Build-3</meta:generator>
    <dc:date>2013-11-28T19:25:34.336055588</dc:date>
    <dc:creator>Nikita </dc:creator>
    <meta:editing-duration>PT4H32M56S</meta:editing-duration>
    <meta:editing-cycles>29</meta:editing-cycles>
    <meta:document-statistic meta:table-count="0" meta:image-count="0" meta:object-count="1" meta:page-count="1" meta:paragraph-count="8" meta:word-count="138" meta:character-count="745" meta:non-whitespace-character-count="615"/>
  </office:meta>
</office:document-meta>
</file>